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1000003032796D3AACF90F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a1467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svg:stroke-color="#069a2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158466" draw:fill-color="#1584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bf0041" draw:textarea-horizontal-align="justify" draw:textarea-vertical-align="middle" draw:auto-grow-height="false" fo:min-height="0.011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0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SIG" svg:x1="9.057cm" svg:y1="15.672cm" svg:x2="6.594cm" svg:y2="9.118cm">
          <text:p/>
        </draw:line>
        <draw:frame draw:style-name="gr2" draw:text-style-name="P2" draw:layer="fond" svg:width="18.226cm" svg:height="20.395cm" svg:x="1.239cm" svg:y="3.329cm">
          <draw:image xlink:href="Pictures/10000001000002B1000003032796D3AACF90F559.png" xlink:type="simple" xlink:show="embed" xlink:actuate="onLoad" draw:mime-type="image/png">
            <text:p/>
          </draw:image>
        </draw:frame>
        <draw:path draw:style-name="gr3" draw:text-style-name="P1" draw:layer="SIG" svg:width="7.753cm" svg:height="15.066cm" svg:x="8.487cm" svg:y="6.1cm" svg:viewBox="0 0 7754 15067" svg:d="M1608 270c-1322-834-1608 530-1608 530l407 1750 529 1832 834 2177 957 2667 1119 3236 550 1546 244 428 631 427 773 204 774-163 285-265 447-793 204-652v-773l-1160-2280-1465-2523-754-1730c-1791-3155-2014-3562-2238-4417z">
          <text:p/>
        </draw:path>
        <draw:polyline draw:style-name="gr4" draw:text-style-name="P1" draw:layer="SIG" svg:width="13.56cm" svg:height="0.384cm" draw:transform="rotate (-1.18769655598214) translate (9.51619362580862cm 6.47881126026948cm)" svg:viewBox="0 0 13561 385" draw:points="0,255 869,385 3632,335 9713,0 13561,256">
          <text:p/>
        </draw:polyline>
        <draw:line draw:style-name="gr1" draw:text-style-name="P1" draw:layer="SIG" svg:x1="9.058cm" svg:y1="15.672cm" svg:x2="11.519cm" svg:y2="21.899cm">
          <text:p/>
        </draw:line>
        <draw:line draw:style-name="gr1" draw:text-style-name="P1" draw:layer="SIG" svg:x1="12.639cm" svg:y1="24.423cm" svg:x2="11.52cm" svg:y2="21.9cm">
          <text:p/>
        </draw:line>
        <draw:line draw:style-name="gr1" draw:text-style-name="P1" draw:layer="SIG" svg:x1="9.059cm" svg:y1="15.673cm" svg:x2="11.52cm" svg:y2="21.9cm">
          <text:p/>
        </draw:line>
        <draw:line draw:style-name="gr1" draw:text-style-name="P1" draw:layer="SIG" svg:x1="5.23cm" svg:y1="5.352cm" svg:x2="6.595cm" svg:y2="9.118cm">
          <text:p/>
        </draw:line>
        <draw:line draw:style-name="gr1" draw:text-style-name="P1" draw:layer="SIG" svg:x1="4.538cm" svg:y1="10.441cm" svg:x2="6.595cm" svg:y2="9.118cm">
          <text:p/>
        </draw:line>
        <draw:line draw:style-name="gr5" draw:text-style-name="P1" draw:layer="SIG" svg:x1="9.118cm" svg:y1="15.631cm" svg:x2="12.354cm" svg:y2="14.389cm">
          <text:p/>
        </draw:line>
        <draw:line draw:style-name="gr5" draw:text-style-name="P1" draw:layer="SIG" svg:x1="7.847cm" svg:y1="19.729cm" svg:x2="12.985cm" svg:y2="17.788cm">
          <text:p/>
        </draw:line>
        <draw:line draw:style-name="gr5" draw:text-style-name="P1" draw:layer="SIG" svg:x1="9.068cm" svg:y1="22.845cm" svg:x2="13.717cm" svg:y2="19.05cm">
          <text:p/>
        </draw:line>
        <draw:polyline draw:style-name="gr5" draw:text-style-name="P1" draw:layer="SIG" svg:width="3.815cm" svg:height="0.251cm" draw:transform="rotate (0.819257550886138) translate (11.7018314092391cm 21.8988424561783cm)" svg:viewBox="0 0 3816 252" draw:points="0,0 596,252 3816,0">
          <text:p/>
        </draw:polyline>
        <draw:line draw:style-name="gr5" draw:text-style-name="P1" draw:layer="SIG" svg:x1="7.384cm" svg:y1="18.538cm" svg:x2="9.428cm" svg:y2="23.8cm">
          <text:p/>
        </draw:line>
        <draw:custom-shape draw:style-name="gr6" draw:text-style-name="P3" draw:layer="SIG" svg:width="0.194cm" svg:height="0.194cm" svg:x="14.217cm" svg:y="19.0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SIG" svg:width="0.367cm" svg:height="0.367cm" svg:x="9.646cm" svg:y="1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SIG" svg:width="0.367cm" svg:height="0.367cm" svg:x="8.058cm" svg:y="1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SIG" svg:width="0.367cm" svg:height="0.367cm" svg:x="9.219cm" svg:y="2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SIG" svg:width="0.367cm" svg:height="0.367cm" svg:x="11.377cm" svg:y="21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SIG" svg:width="0.367cm" svg:height="0.367cm" svg:x="12.109cm" svg:y="2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SIG" svg:width="0.367cm" svg:height="0.367cm" svg:x="8.894cm" svg:y="1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SIG" svg:width="0.367cm" svg:height="0.367cm" svg:x="6.431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nd" draw:display="printer" draw:protected="true"/>
      <draw:layer draw:name="SI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0:10:56.422833021</meta:creation-date>
    <dc:date>2024-10-12T00:26:30.646251863</dc:date>
    <meta:editing-duration>PT15M33S</meta:editing-duration>
    <meta:editing-cycles>5</meta:editing-cycles>
    <meta:generator>LibreOffice/7.4.7.2$Linux_X86_64 LibreOffice_project/40$Build-2</meta:generator>
    <meta:document-statistic meta:object-count="22"/>
  </office:meta>
</office:document-meta>
</file>